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3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5154in"/>
    </style:style>
    <style:style style:name="co5" style:family="table-column">
      <style:table-column-properties fo:break-before="auto" style:column-width="1.7835in"/>
    </style:style>
    <style:style style:name="co6" style:family="table-column">
      <style:table-column-properties fo:break-before="auto" style:column-width="2.2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a lect</text:p>
          </table:table-cell>
          <table:table-cell office:value-type="string" calcext:value-type="string">
            <text:p>lect</text:p>
          </table:table-cell>
          <table:table-cell office:value-type="string" calcext:value-type="string">
            <text:p>consumo m3 b70</text:p>
          </table:table-cell>
          <table:table-cell office:value-type="string" calcext:value-type="string">
            <text:p><text:s/>Consumo m3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CS</text:p>
          </table:table-cell>
          <table:table-cell table:style-name="Default" office:value-type="string" calcext:value-type="string">
            <text:p>consum m3 * K * PCS</text:p>
          </table:table-cell>
          <table:table-cell office:value-type="string" calcext:value-type="string">
            <text:p>consum m3 b70 * K * PCS</text:p>
          </table:table-cell>
          <table:table-cell office:value-type="string" calcext:value-type="string">
            <text:p>consumo m3 diferencia * K * PCS</text:p>
          </table:table-cell>
        </table:table-row>
        <table:table-row table:style-name="ro1">
          <table:table-cell office:value-type="date" office:date-value="2025-02-01" calcext:value-type="date">
            <text:p>2025-02-01</text:p>
          </table:table-cell>
          <table:table-cell office:value-type="float" office:value="192736" calcext:value-type="float">
            <text:p>192736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date" office:date-value="2025-02-02" calcext:value-type="date">
            <text:p>2025-02-02</text:p>
          </table:table-cell>
          <table:table-cell office:value-type="float" office:value="192781" calcext:value-type="float">
            <text:p>192781</text:p>
          </table:table-cell>
          <table:table-cell office:value-type="float" office:value="41" calcext:value-type="float">
            <text:p>41</text:p>
          </table:table-cell>
          <table:table-cell table:formula="of:=[.B3]-[.B2]" office:value-type="float" office:value="45" calcext:value-type="float">
            <text:p>45</text:p>
          </table:table-cell>
          <table:table-cell table:formula="of:=[.D3]-[.C3]" office:value-type="float" office:value="4" calcext:value-type="float">
            <text:p>4</text:p>
          </table:table-cell>
          <table:table-cell office:value-type="float" office:value="0.995691" calcext:value-type="float">
            <text:p>0.995691</text:p>
          </table:table-cell>
          <table:table-cell office:value-type="float" office:value="11.66" calcext:value-type="float">
            <text:p>11.66</text:p>
          </table:table-cell>
          <table:table-cell table:formula="of:=ROUND([.G3]*[.F3]*[.D3];6)" office:value-type="float" office:value="522.439068" calcext:value-type="float">
            <text:p>522.439068</text:p>
          </table:table-cell>
          <table:table-cell table:formula="of:=ROUND([.G3]*[.F3]*[.C3];6)" office:value-type="float" office:value="476.000039" calcext:value-type="float">
            <text:p>476.000039</text:p>
          </table:table-cell>
          <table:table-cell table:formula="of:=[.E3]*[.F3]*[.G3]" office:value-type="float" office:value="46.43902824" calcext:value-type="float">
            <text:p>46.43902824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192825" calcext:value-type="float">
            <text:p>192825</text:p>
          </table:table-cell>
          <table:table-cell office:value-type="float" office:value="40" calcext:value-type="float">
            <text:p>40</text:p>
          </table:table-cell>
          <table:table-cell table:formula="of:=[.B4]-[.B3]" office:value-type="float" office:value="44" calcext:value-type="float">
            <text:p>44</text:p>
          </table:table-cell>
          <table:table-cell table:formula="of:=[.D4]-[.C4]" office:value-type="float" office:value="4" calcext:value-type="float">
            <text:p>4</text:p>
          </table:table-cell>
          <table:table-cell office:value-type="float" office:value="1.000945" calcext:value-type="float">
            <text:p>1.000945</text:p>
          </table:table-cell>
          <table:table-cell office:value-type="float" office:value="11.639" calcext:value-type="float">
            <text:p>11.639</text:p>
          </table:table-cell>
          <table:table-cell table:formula="of:=ROUND([.G4]*[.F4]*[.D4];6)" office:value-type="float" office:value="512.59995" calcext:value-type="float">
            <text:p>512.599950</text:p>
          </table:table-cell>
          <table:table-cell table:formula="of:=ROUND([.G4]*[.F4]*[.C4];6)" office:value-type="float" office:value="465.999954" calcext:value-type="float">
            <text:p>465.999954</text:p>
          </table:table-cell>
          <table:table-cell table:formula="of:=[.E4]*[.F4]*[.G4]" office:value-type="float" office:value="46.59999542" calcext:value-type="float">
            <text:p>46.59999542</text:p>
          </table:table-cell>
        </table:table-row>
        <table:table-row table:style-name="ro1">
          <table:table-cell office:value-type="date" office:date-value="2025-02-04" calcext:value-type="date">
            <text:p>2025-02-04</text:p>
          </table:table-cell>
          <table:table-cell office:value-type="float" office:value="192871" calcext:value-type="float">
            <text:p>192871</text:p>
          </table:table-cell>
          <table:table-cell office:value-type="float" office:value="42" calcext:value-type="float">
            <text:p>42</text:p>
          </table:table-cell>
          <table:table-cell table:formula="of:=[.B5]-[.B4]" office:value-type="float" office:value="46" calcext:value-type="float">
            <text:p>46</text:p>
          </table:table-cell>
          <table:table-cell table:formula="of:=[.D5]-[.C5]" office:value-type="float" office:value="4" calcext:value-type="float">
            <text:p>4</text:p>
          </table:table-cell>
          <table:table-cell office:value-type="float" office:value="0.996154" calcext:value-type="float">
            <text:p>0.996154</text:p>
          </table:table-cell>
          <table:table-cell office:value-type="float" office:value="11.64" calcext:value-type="float">
            <text:p>11.64</text:p>
          </table:table-cell>
          <table:table-cell table:formula="of:=ROUND([.G5]*[.F5]*[.D5];6)" office:value-type="float" office:value="533.380698" calcext:value-type="float">
            <text:p>533.380698</text:p>
          </table:table-cell>
          <table:table-cell table:formula="of:=ROUND([.G5]*[.F5]*[.C5];6)" office:value-type="float" office:value="486.999768" calcext:value-type="float">
            <text:p>486.999768</text:p>
          </table:table-cell>
          <table:table-cell table:formula="of:=[.E5]*[.F5]*[.G5]" office:value-type="float" office:value="46.38093024" calcext:value-type="float">
            <text:p>46.38093024</text:p>
          </table:table-cell>
        </table:table-row>
        <table:table-row table:style-name="ro1">
          <table:table-cell office:value-type="date" office:date-value="2025-02-05" calcext:value-type="date">
            <text:p>2025-02-05</text:p>
          </table:table-cell>
          <table:table-cell office:value-type="float" office:value="192918" calcext:value-type="float">
            <text:p>192918</text:p>
          </table:table-cell>
          <table:table-cell office:value-type="float" office:value="43" calcext:value-type="float">
            <text:p>43</text:p>
          </table:table-cell>
          <table:table-cell table:formula="of:=[.B6]-[.B5]" office:value-type="float" office:value="47" calcext:value-type="float">
            <text:p>47</text:p>
          </table:table-cell>
          <table:table-cell table:formula="of:=[.D6]-[.C6]" office:value-type="float" office:value="4" calcext:value-type="float">
            <text:p>4</text:p>
          </table:table-cell>
          <table:table-cell office:value-type="float" office:value="0.993685" calcext:value-type="float">
            <text:p>0.993685</text:p>
          </table:table-cell>
          <table:table-cell office:value-type="float" office:value="11.655" calcext:value-type="float">
            <text:p>11.655</text:p>
          </table:table-cell>
          <table:table-cell table:formula="of:=ROUND([.G6]*[.F6]*[.D6];6)" office:value-type="float" office:value="544.325738" calcext:value-type="float">
            <text:p>544.325738</text:p>
          </table:table-cell>
          <table:table-cell table:formula="of:=ROUND([.G6]*[.F6]*[.C6];6)" office:value-type="float" office:value="498.000143" calcext:value-type="float">
            <text:p>498.000143</text:p>
          </table:table-cell>
          <table:table-cell table:formula="of:=[.E6]*[.F6]*[.G6]" office:value-type="float" office:value="46.3255947" calcext:value-type="float">
            <text:p>46.3255947</text:p>
          </table:table-cell>
        </table:table-row>
        <table:table-row table:style-name="ro1">
          <table:table-cell office:value-type="date" office:date-value="2025-02-06" calcext:value-type="date">
            <text:p>2025-02-06</text:p>
          </table:table-cell>
          <table:table-cell office:value-type="float" office:value="192966" calcext:value-type="float">
            <text:p>192966</text:p>
          </table:table-cell>
          <table:table-cell office:value-type="float" office:value="44" calcext:value-type="float">
            <text:p>44</text:p>
          </table:table-cell>
          <table:table-cell table:formula="of:=[.B7]-[.B6]" office:value-type="float" office:value="48" calcext:value-type="float">
            <text:p>48</text:p>
          </table:table-cell>
          <table:table-cell table:formula="of:=[.D7]-[.C7]" office:value-type="float" office:value="4" calcext:value-type="float">
            <text:p>4</text:p>
          </table:table-cell>
          <table:table-cell office:value-type="float" office:value="0.989075" calcext:value-type="float">
            <text:p>0.989075</text:p>
          </table:table-cell>
          <table:table-cell office:value-type="float" office:value="11.65" calcext:value-type="float">
            <text:p>11.65</text:p>
          </table:table-cell>
          <table:table-cell table:formula="of:=ROUND([.G7]*[.F7]*[.D7];6)" office:value-type="float" office:value="553.09074" calcext:value-type="float">
            <text:p>553.090740</text:p>
          </table:table-cell>
          <table:table-cell table:formula="of:=ROUND([.G7]*[.F7]*[.C7];6)" office:value-type="float" office:value="506.999845" calcext:value-type="float">
            <text:p>506.999845</text:p>
          </table:table-cell>
          <table:table-cell table:formula="of:=[.E7]*[.F7]*[.G7]" office:value-type="float" office:value="46.090895" calcext:value-type="float">
            <text:p>46.090895</text:p>
          </table:table-cell>
        </table:table-row>
        <table:table-row table:style-name="ro1">
          <table:table-cell office:value-type="date" office:date-value="2025-02-07" calcext:value-type="date">
            <text:p>2025-02-07</text:p>
          </table:table-cell>
          <table:table-cell office:value-type="float" office:value="193012" calcext:value-type="float">
            <text:p>193012</text:p>
          </table:table-cell>
          <table:table-cell office:value-type="float" office:value="42" calcext:value-type="float">
            <text:p>42</text:p>
          </table:table-cell>
          <table:table-cell table:formula="of:=[.B8]-[.B7]" office:value-type="float" office:value="46" calcext:value-type="float">
            <text:p>46</text:p>
          </table:table-cell>
          <table:table-cell table:formula="of:=[.D8]-[.C8]" office:value-type="float" office:value="4" calcext:value-type="float">
            <text:p>4</text:p>
          </table:table-cell>
          <table:table-cell office:value-type="float" office:value="0.993341" calcext:value-type="float">
            <text:p>0.993341</text:p>
          </table:table-cell>
          <table:table-cell office:value-type="float" office:value="11.649" calcext:value-type="float">
            <text:p>11.649</text:p>
          </table:table-cell>
          <table:table-cell table:formula="of:=ROUND([.G8]*[.F8]*[.D8];6)" office:value-type="float" office:value="532.285748" calcext:value-type="float">
            <text:p>532.285748</text:p>
          </table:table-cell>
          <table:table-cell table:formula="of:=ROUND([.G8]*[.F8]*[.C8];6)" office:value-type="float" office:value="486.000031" calcext:value-type="float">
            <text:p>486.000031</text:p>
          </table:table-cell>
          <table:table-cell table:formula="of:=[.E8]*[.F8]*[.G8]" office:value-type="float" office:value="46.285717236" calcext:value-type="float">
            <text:p>46.285717236</text:p>
          </table:table-cell>
        </table:table-row>
        <table:table-row table:style-name="ro1">
          <table:table-cell office:value-type="date" office:date-value="2025-02-08" calcext:value-type="date">
            <text:p>2025-02-08</text:p>
          </table:table-cell>
          <table:table-cell office:value-type="float" office:value="193058" calcext:value-type="float">
            <text:p>193058</text:p>
          </table:table-cell>
          <table:table-cell office:value-type="float" office:value="42" calcext:value-type="float">
            <text:p>42</text:p>
          </table:table-cell>
          <table:table-cell table:formula="of:=[.B9]-[.B8]" office:value-type="float" office:value="46" calcext:value-type="float">
            <text:p>46</text:p>
          </table:table-cell>
          <table:table-cell table:formula="of:=[.D9]-[.C9]" office:value-type="float" office:value="4" calcext:value-type="float">
            <text:p>4</text:p>
          </table:table-cell>
          <table:table-cell office:value-type="float" office:value="0.99683" calcext:value-type="float">
            <text:p>0.99683</text:p>
          </table:table-cell>
          <table:table-cell office:value-type="float" office:value="11.656" calcext:value-type="float">
            <text:p>11.656</text:p>
          </table:table-cell>
          <table:table-cell table:formula="of:=ROUND([.G9]*[.F9]*[.D9];6)" office:value-type="float" office:value="534.476322" calcext:value-type="float">
            <text:p>534.476322</text:p>
          </table:table-cell>
          <table:table-cell table:formula="of:=ROUND([.G9]*[.F9]*[.C9];6)" office:value-type="float" office:value="488.00012" calcext:value-type="float">
            <text:p>488.00012</text:p>
          </table:table-cell>
          <table:table-cell table:formula="of:=[.E9]*[.F9]*[.G9]" office:value-type="float" office:value="46.47620192" calcext:value-type="float">
            <text:p>46.47620192</text:p>
          </table:table-cell>
        </table:table-row>
        <table:table-row table:style-name="ro1">
          <table:table-cell office:value-type="date" office:date-value="2025-02-09" calcext:value-type="date">
            <text:p>2025-02-09</text:p>
          </table:table-cell>
          <table:table-cell office:value-type="float" office:value="193104" calcext:value-type="float">
            <text:p>193104</text:p>
          </table:table-cell>
          <table:table-cell office:value-type="float" office:value="42" calcext:value-type="float">
            <text:p>42</text:p>
          </table:table-cell>
          <table:table-cell table:formula="of:=[.B10]-[.B9]" office:value-type="float" office:value="46" calcext:value-type="float">
            <text:p>46</text:p>
          </table:table-cell>
          <table:table-cell table:formula="of:=[.D10]-[.C10]" office:value-type="float" office:value="4" calcext:value-type="float">
            <text:p>4</text:p>
          </table:table-cell>
          <table:table-cell office:value-type="float" office:value="0.992659" calcext:value-type="float">
            <text:p>0.992659</text:p>
          </table:table-cell>
          <table:table-cell office:value-type="float" office:value="11.657" calcext:value-type="float">
            <text:p>11.657</text:p>
          </table:table-cell>
          <table:table-cell table:formula="of:=ROUND([.G10]*[.F10]*[.D10];6)" office:value-type="float" office:value="532.285594" calcext:value-type="float">
            <text:p>532.285594</text:p>
          </table:table-cell>
          <table:table-cell table:formula="of:=ROUND([.G10]*[.F10]*[.C10];6)" office:value-type="float" office:value="485.99989" calcext:value-type="float">
            <text:p>485.99989</text:p>
          </table:table-cell>
          <table:table-cell table:formula="of:=[.E10]*[.F10]*[.G10]" office:value-type="float" office:value="46.285703852" calcext:value-type="float">
            <text:p>46.285703852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193148" calcext:value-type="float">
            <text:p>193148</text:p>
          </table:table-cell>
          <table:table-cell office:value-type="float" office:value="40" calcext:value-type="float">
            <text:p>40</text:p>
          </table:table-cell>
          <table:table-cell table:formula="of:=[.B11]-[.B10]" office:value-type="float" office:value="44" calcext:value-type="float">
            <text:p>44</text:p>
          </table:table-cell>
          <table:table-cell table:formula="of:=[.D11]-[.C11]" office:value-type="float" office:value="4" calcext:value-type="float">
            <text:p>4</text:p>
          </table:table-cell>
          <table:table-cell office:value-type="float" office:value="0.995452" calcext:value-type="float">
            <text:p>0.995452</text:p>
          </table:table-cell>
          <table:table-cell office:value-type="float" office:value="11.653" calcext:value-type="float">
            <text:p>11.653</text:p>
          </table:table-cell>
          <table:table-cell table:formula="of:=ROUND([.G11]*[.F11]*[.D11];6)" office:value-type="float" office:value="510.400095" calcext:value-type="float">
            <text:p>510.400095</text:p>
          </table:table-cell>
          <table:table-cell table:formula="of:=ROUND([.G11]*[.F11]*[.C11];6)" office:value-type="float" office:value="464.000086" calcext:value-type="float">
            <text:p>464.000086</text:p>
          </table:table-cell>
          <table:table-cell table:formula="of:=[.E11]*[.F11]*[.G11]" office:value-type="float" office:value="46.400008624" calcext:value-type="float">
            <text:p>46.400008624</text:p>
          </table:table-cell>
        </table:table-row>
        <table:table-row table:style-name="ro1">
          <table:table-cell office:value-type="date" office:date-value="2025-02-11" calcext:value-type="date">
            <text:p>2025-02-11</text:p>
          </table:table-cell>
          <table:table-cell office:value-type="float" office:value="193191" calcext:value-type="float">
            <text:p>193191</text:p>
          </table:table-cell>
          <table:table-cell office:value-type="float" office:value="39" calcext:value-type="float">
            <text:p>39</text:p>
          </table:table-cell>
          <table:table-cell table:formula="of:=[.B12]-[.B11]" office:value-type="float" office:value="43" calcext:value-type="float">
            <text:p>43</text:p>
          </table:table-cell>
          <table:table-cell table:formula="of:=[.D12]-[.C12]" office:value-type="float" office:value="4" calcext:value-type="float">
            <text:p>4</text:p>
          </table:table-cell>
          <table:table-cell office:value-type="float" office:value="0.996259" calcext:value-type="float">
            <text:p>0.996259</text:p>
          </table:table-cell>
          <table:table-cell office:value-type="float" office:value="11.659" calcext:value-type="float">
            <text:p>11.659</text:p>
          </table:table-cell>
          <table:table-cell table:formula="of:=ROUND([.G12]*[.F12]*[.D12];6)" office:value-type="float" office:value="499.461498" calcext:value-type="float">
            <text:p>499.461498</text:p>
          </table:table-cell>
          <table:table-cell table:formula="of:=ROUND([.G12]*[.F12]*[.C12];6)" office:value-type="float" office:value="452.999964" calcext:value-type="float">
            <text:p>452.999964</text:p>
          </table:table-cell>
          <table:table-cell table:formula="of:=[.E12]*[.F12]*[.G12]" office:value-type="float" office:value="46.461534724" calcext:value-type="float">
            <text:p>46.461534724</text:p>
          </table:table-cell>
        </table:table-row>
        <table:table-row table:style-name="ro1">
          <table:table-cell office:value-type="date" office:date-value="2025-02-12" calcext:value-type="date">
            <text:p>2025-02-12</text:p>
          </table:table-cell>
          <table:table-cell office:value-type="float" office:value="193237" calcext:value-type="float">
            <text:p>193237</text:p>
          </table:table-cell>
          <table:table-cell office:value-type="float" office:value="42" calcext:value-type="float">
            <text:p>42</text:p>
          </table:table-cell>
          <table:table-cell table:formula="of:=[.B13]-[.B12]" office:value-type="float" office:value="46" calcext:value-type="float">
            <text:p>46</text:p>
          </table:table-cell>
          <table:table-cell table:formula="of:=[.D13]-[.C13]" office:value-type="float" office:value="4" calcext:value-type="float">
            <text:p>4</text:p>
          </table:table-cell>
          <table:table-cell office:value-type="float" office:value="0.991214" calcext:value-type="float">
            <text:p>0.991214</text:p>
          </table:table-cell>
          <table:table-cell office:value-type="float" office:value="11.674" calcext:value-type="float">
            <text:p>11.674</text:p>
          </table:table-cell>
          <table:table-cell table:formula="of:=ROUND([.G13]*[.F13]*[.D13];6)" office:value-type="float" office:value="532.285883" calcext:value-type="float">
            <text:p>532.285883</text:p>
          </table:table-cell>
          <table:table-cell table:formula="of:=ROUND([.G13]*[.F13]*[.C13];6)" office:value-type="float" office:value="486.000154" calcext:value-type="float">
            <text:p>486.000154</text:p>
          </table:table-cell>
          <table:table-cell table:formula="of:=[.E13]*[.F13]*[.G13]" office:value-type="float" office:value="46.285728944" calcext:value-type="float">
            <text:p>46.285728944</text:p>
          </table:table-cell>
        </table:table-row>
        <table:table-row table:style-name="ro1">
          <table:table-cell office:value-type="date" office:date-value="2025-02-13" calcext:value-type="date">
            <text:p>2025-02-13</text:p>
          </table:table-cell>
          <table:table-cell office:value-type="float" office:value="193283" calcext:value-type="float">
            <text:p>193283</text:p>
          </table:table-cell>
          <table:table-cell office:value-type="float" office:value="42" calcext:value-type="float">
            <text:p>42</text:p>
          </table:table-cell>
          <table:table-cell table:formula="of:=[.B14]-[.B13]" office:value-type="float" office:value="46" calcext:value-type="float">
            <text:p>46</text:p>
          </table:table-cell>
          <table:table-cell table:formula="of:=[.D14]-[.C14]" office:value-type="float" office:value="4" calcext:value-type="float">
            <text:p>4</text:p>
          </table:table-cell>
          <table:table-cell office:value-type="float" office:value="0.992574" calcext:value-type="float">
            <text:p>0.992574</text:p>
          </table:table-cell>
          <table:table-cell office:value-type="float" office:value="11.658" calcext:value-type="float">
            <text:p>11.658</text:p>
          </table:table-cell>
          <table:table-cell table:formula="of:=ROUND([.G14]*[.F14]*[.D14];6)" office:value-type="float" office:value="532.285674" calcext:value-type="float">
            <text:p>532.285674</text:p>
          </table:table-cell>
          <table:table-cell table:formula="of:=ROUND([.G14]*[.F14]*[.C14];6)" office:value-type="float" office:value="485.999963" calcext:value-type="float">
            <text:p>485.999963</text:p>
          </table:table-cell>
          <table:table-cell table:formula="of:=[.E14]*[.F14]*[.G14]" office:value-type="float" office:value="46.285710768" calcext:value-type="float">
            <text:p>46.285710768</text:p>
          </table:table-cell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float" office:value="193331" calcext:value-type="float">
            <text:p>193331</text:p>
          </table:table-cell>
          <table:table-cell office:value-type="float" office:value="44" calcext:value-type="float">
            <text:p>44</text:p>
          </table:table-cell>
          <table:table-cell table:formula="of:=[.B15]-[.B14]" office:value-type="float" office:value="48" calcext:value-type="float">
            <text:p>48</text:p>
          </table:table-cell>
          <table:table-cell table:formula="of:=[.D15]-[.C15]" office:value-type="float" office:value="4" calcext:value-type="float">
            <text:p>4</text:p>
          </table:table-cell>
          <table:table-cell office:value-type="float" office:value="0.991026" calcext:value-type="float">
            <text:p>0.991026</text:p>
          </table:table-cell>
          <table:table-cell office:value-type="float" office:value="11.65" calcext:value-type="float">
            <text:p>11.65</text:p>
          </table:table-cell>
          <table:table-cell table:formula="of:=ROUND([.G15]*[.F15]*[.D15];6)" office:value-type="float" office:value="554.181739" calcext:value-type="float">
            <text:p>554.181739</text:p>
          </table:table-cell>
          <table:table-cell table:formula="of:=ROUND([.G15]*[.F15]*[.C15];6)" office:value-type="float" office:value="507.999928" calcext:value-type="float">
            <text:p>507.999928</text:p>
          </table:table-cell>
          <table:table-cell table:formula="of:=[.E15]*[.F15]*[.G15]" office:value-type="float" office:value="46.1818116" calcext:value-type="float">
            <text:p>46.1818116</text:p>
          </table:table-cell>
        </table:table-row>
        <table:table-row table:style-name="ro1">
          <table:table-cell office:value-type="date" office:date-value="2025-02-15" calcext:value-type="date">
            <text:p>2025-02-15</text:p>
          </table:table-cell>
          <table:table-cell office:value-type="float" office:value="193377" calcext:value-type="float">
            <text:p>193377</text:p>
          </table:table-cell>
          <table:table-cell office:value-type="float" office:value="42" calcext:value-type="float">
            <text:p>42</text:p>
          </table:table-cell>
          <table:table-cell table:formula="of:=[.B16]-[.B15]" office:value-type="float" office:value="46" calcext:value-type="float">
            <text:p>46</text:p>
          </table:table-cell>
          <table:table-cell table:formula="of:=[.D16]-[.C16]" office:value-type="float" office:value="4" calcext:value-type="float">
            <text:p>4</text:p>
          </table:table-cell>
          <table:table-cell office:value-type="float" office:value="0.995214" calcext:value-type="float">
            <text:p>0.995214</text:p>
          </table:table-cell>
          <table:table-cell office:value-type="float" office:value="11.651" calcext:value-type="float">
            <text:p>11.651</text:p>
          </table:table-cell>
          <table:table-cell table:formula="of:=ROUND([.G16]*[.F16]*[.D16];6)" office:value-type="float" office:value="533.380962" calcext:value-type="float">
            <text:p>533.380962</text:p>
          </table:table-cell>
          <table:table-cell table:formula="of:=ROUND([.G16]*[.F16]*[.C16];6)" office:value-type="float" office:value="487.000009" calcext:value-type="float">
            <text:p>487.000009</text:p>
          </table:table-cell>
          <table:table-cell table:formula="of:=[.E16]*[.F16]*[.G16]" office:value-type="float" office:value="46.380953256" calcext:value-type="float">
            <text:p>46.380953256</text:p>
          </table:table-cell>
        </table:table-row>
        <table:table-row table:style-name="ro1">
          <table:table-cell office:value-type="date" office:date-value="2025-02-16" calcext:value-type="date">
            <text:p>2025-02-16</text:p>
          </table:table-cell>
          <table:table-cell office:value-type="float" office:value="193420" calcext:value-type="float">
            <text:p>193420</text:p>
          </table:table-cell>
          <table:table-cell office:value-type="float" office:value="39" calcext:value-type="float">
            <text:p>39</text:p>
          </table:table-cell>
          <table:table-cell table:formula="of:=[.B17]-[.B16]" office:value-type="float" office:value="43" calcext:value-type="float">
            <text:p>43</text:p>
          </table:table-cell>
          <table:table-cell table:formula="of:=[.D17]-[.C17]" office:value-type="float" office:value="4" calcext:value-type="float">
            <text:p>4</text:p>
          </table:table-cell>
          <table:table-cell office:value-type="float" office:value="1.004407" calcext:value-type="float">
            <text:p>1.004407</text:p>
          </table:table-cell>
          <table:table-cell office:value-type="float" office:value="11.641" calcext:value-type="float">
            <text:p>11.641</text:p>
          </table:table-cell>
          <table:table-cell table:formula="of:=ROUND([.G17]*[.F17]*[.D17];6)" office:value-type="float" office:value="502.768981" calcext:value-type="float">
            <text:p>502.768981</text:p>
          </table:table-cell>
          <table:table-cell table:formula="of:=ROUND([.G17]*[.F17]*[.C17];6)" office:value-type="float" office:value="455.999774" calcext:value-type="float">
            <text:p>455.999774</text:p>
          </table:table-cell>
          <table:table-cell table:formula="of:=[.E17]*[.F17]*[.G17]" office:value-type="float" office:value="46.769207548" calcext:value-type="float">
            <text:p>46.769207548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float" office:value="193463" calcext:value-type="float">
            <text:p>193463</text:p>
          </table:table-cell>
          <table:table-cell office:value-type="float" office:value="39" calcext:value-type="float">
            <text:p>39</text:p>
          </table:table-cell>
          <table:table-cell table:formula="of:=[.B18]-[.B17]" office:value-type="float" office:value="43" calcext:value-type="float">
            <text:p>43</text:p>
          </table:table-cell>
          <table:table-cell table:formula="of:=[.D18]-[.C18]" office:value-type="float" office:value="4" calcext:value-type="float">
            <text:p>4</text:p>
          </table:table-cell>
          <table:table-cell office:value-type="float" office:value="1.005271" calcext:value-type="float">
            <text:p>1.005271</text:p>
          </table:table-cell>
          <table:table-cell office:value-type="float" office:value="11.631" calcext:value-type="float">
            <text:p>11.631</text:p>
          </table:table-cell>
          <table:table-cell table:formula="of:=ROUND([.G18]*[.F18]*[.D18];6)" office:value-type="float" office:value="502.769201" calcext:value-type="float">
            <text:p>502.769201</text:p>
          </table:table-cell>
          <table:table-cell table:formula="of:=ROUND([.G18]*[.F18]*[.C18];6)" office:value-type="float" office:value="455.999973" calcext:value-type="float">
            <text:p>455.999973</text:p>
          </table:table-cell>
          <table:table-cell table:formula="of:=[.E18]*[.F18]*[.G18]" office:value-type="float" office:value="46.769228004" calcext:value-type="float">
            <text:p>46.769228004</text:p>
          </table:table-cell>
        </table:table-row>
        <table:table-row table:style-name="ro1">
          <table:table-cell office:value-type="date" office:date-value="2025-02-18" calcext:value-type="date">
            <text:p>2025-02-18</text:p>
          </table:table-cell>
          <table:table-cell office:value-type="float" office:value="193516" calcext:value-type="float">
            <text:p>193516</text:p>
          </table:table-cell>
          <table:table-cell office:value-type="float" office:value="48" calcext:value-type="float">
            <text:p>48</text:p>
          </table:table-cell>
          <table:table-cell table:formula="of:=[.B19]-[.B18]" office:value-type="float" office:value="53" calcext:value-type="float">
            <text:p>53</text:p>
          </table:table-cell>
          <table:table-cell table:formula="of:=[.D19]-[.C19]" office:value-type="float" office:value="5" calcext:value-type="float">
            <text:p>5</text:p>
          </table:table-cell>
          <table:table-cell office:value-type="float" office:value="1.002377" calcext:value-type="float">
            <text:p>1.002377</text:p>
          </table:table-cell>
          <table:table-cell office:value-type="float" office:value="11.639" calcext:value-type="float">
            <text:p>11.639</text:p>
          </table:table-cell>
          <table:table-cell table:formula="of:=ROUND([.G19]*[.F19]*[.D19];6)" office:value-type="float" office:value="618.333293" calcext:value-type="float">
            <text:p>618.333293</text:p>
          </table:table-cell>
          <table:table-cell table:formula="of:=ROUND([.G19]*[.F19]*[.C19];6)" office:value-type="float" office:value="559.999963" calcext:value-type="float">
            <text:p>559.999963</text:p>
          </table:table-cell>
          <table:table-cell table:formula="of:=[.E19]*[.F19]*[.G19]" office:value-type="float" office:value="58.333329515" calcext:value-type="float">
            <text:p>58.333329515</text:p>
          </table:table-cell>
        </table:table-row>
        <table:table-row table:style-name="ro1">
          <table:table-cell office:value-type="date" office:date-value="2025-02-19" calcext:value-type="date">
            <text:p>2025-02-19</text:p>
          </table:table-cell>
          <table:table-cell office:value-type="float" office:value="193560" calcext:value-type="float">
            <text:p>193560</text:p>
          </table:table-cell>
          <table:table-cell office:value-type="float" office:value="40" calcext:value-type="float">
            <text:p>40</text:p>
          </table:table-cell>
          <table:table-cell table:formula="of:=[.B20]-[.B19]" office:value-type="float" office:value="44" calcext:value-type="float">
            <text:p>44</text:p>
          </table:table-cell>
          <table:table-cell table:formula="of:=[.D20]-[.C20]" office:value-type="float" office:value="4" calcext:value-type="float">
            <text:p>4</text:p>
          </table:table-cell>
          <table:table-cell office:value-type="float" office:value="0.99794" calcext:value-type="float">
            <text:p>0.99794</text:p>
          </table:table-cell>
          <table:table-cell office:value-type="float" office:value="11.649" calcext:value-type="float">
            <text:p>11.649</text:p>
          </table:table-cell>
          <table:table-cell table:formula="of:=ROUND([.G20]*[.F20]*[.D20];6)" office:value-type="float" office:value="511.500135" calcext:value-type="float">
            <text:p>511.500135</text:p>
          </table:table-cell>
          <table:table-cell table:formula="of:=ROUND([.G20]*[.F20]*[.C20];6)" office:value-type="float" office:value="465.000122" calcext:value-type="float">
            <text:p>465.000122</text:p>
          </table:table-cell>
          <table:table-cell table:formula="of:=[.E20]*[.F20]*[.G20]" office:value-type="float" office:value="46.50001224" calcext:value-type="float">
            <text:p>46.50001224</text:p>
          </table:table-cell>
        </table:table-row>
        <table:table-row table:style-name="ro1">
          <table:table-cell office:value-type="date" office:date-value="2025-02-20" calcext:value-type="date">
            <text:p>2025-02-20</text:p>
          </table:table-cell>
          <table:table-cell office:value-type="float" office:value="193605" calcext:value-type="float">
            <text:p>193605</text:p>
          </table:table-cell>
          <table:table-cell office:value-type="float" office:value="41" calcext:value-type="float">
            <text:p>41</text:p>
          </table:table-cell>
          <table:table-cell table:formula="of:=[.B21]-[.B20]" office:value-type="float" office:value="45" calcext:value-type="float">
            <text:p>45</text:p>
          </table:table-cell>
          <table:table-cell table:formula="of:=[.D21]-[.C21]" office:value-type="float" office:value="4" calcext:value-type="float">
            <text:p>4</text:p>
          </table:table-cell>
          <table:table-cell office:value-type="float" office:value="1.001022" calcext:value-type="float">
            <text:p>1.001022</text:p>
          </table:table-cell>
          <table:table-cell office:value-type="float" office:value="11.671" calcext:value-type="float">
            <text:p>11.671</text:p>
          </table:table-cell>
          <table:table-cell table:formula="of:=ROUND([.G21]*[.F21]*[.D21];6)" office:value-type="float" office:value="525.731749" calcext:value-type="float">
            <text:p>525.731749</text:p>
          </table:table-cell>
          <table:table-cell table:formula="of:=ROUND([.G21]*[.F21]*[.C21];6)" office:value-type="float" office:value="479.000038" calcext:value-type="float">
            <text:p>479.000038</text:p>
          </table:table-cell>
          <table:table-cell table:formula="of:=[.E21]*[.F21]*[.G21]" office:value-type="float" office:value="46.731711048" calcext:value-type="float">
            <text:p>46.731711048</text:p>
          </table:table-cell>
        </table:table-row>
        <table:table-row table:style-name="ro1">
          <table:table-cell office:value-type="date" office:date-value="2025-02-21" calcext:value-type="date">
            <text:p>2025-02-21</text:p>
          </table:table-cell>
          <table:table-cell office:value-type="float" office:value="193653" calcext:value-type="float">
            <text:p>193653</text:p>
          </table:table-cell>
          <table:table-cell office:value-type="float" office:value="44" calcext:value-type="float">
            <text:p>44</text:p>
          </table:table-cell>
          <table:table-cell table:formula="of:=[.B22]-[.B21]" office:value-type="float" office:value="48" calcext:value-type="float">
            <text:p>48</text:p>
          </table:table-cell>
          <table:table-cell table:formula="of:=[.D22]-[.C22]" office:value-type="float" office:value="4" calcext:value-type="float">
            <text:p>4</text:p>
          </table:table-cell>
          <table:table-cell office:value-type="float" office:value="0.989922" calcext:value-type="float">
            <text:p>0.989922</text:p>
          </table:table-cell>
          <table:table-cell office:value-type="float" office:value="11.663" calcext:value-type="float">
            <text:p>11.663</text:p>
          </table:table-cell>
          <table:table-cell table:formula="of:=ROUND([.G22]*[.F22]*[.D22];6)" office:value-type="float" office:value="554.182094" calcext:value-type="float">
            <text:p>554.182094</text:p>
          </table:table-cell>
          <table:table-cell table:formula="of:=ROUND([.G22]*[.F22]*[.C22];6)" office:value-type="float" office:value="508.000253" calcext:value-type="float">
            <text:p>508.000253</text:p>
          </table:table-cell>
          <table:table-cell table:formula="of:=[.E22]*[.F22]*[.G22]" office:value-type="float" office:value="46.181841144" calcext:value-type="float">
            <text:p>46.181841144</text:p>
          </table:table-cell>
        </table:table-row>
        <table:table-row table:style-name="ro1">
          <table:table-cell office:value-type="date" office:date-value="2025-02-22" calcext:value-type="date">
            <text:p>2025-02-22</text:p>
          </table:table-cell>
          <table:table-cell office:value-type="float" office:value="193696" calcext:value-type="float">
            <text:p>193696</text:p>
          </table:table-cell>
          <table:table-cell office:value-type="float" office:value="39" calcext:value-type="float">
            <text:p>39</text:p>
          </table:table-cell>
          <table:table-cell table:formula="of:=[.B23]-[.B22]" office:value-type="float" office:value="43" calcext:value-type="float">
            <text:p>43</text:p>
          </table:table-cell>
          <table:table-cell table:formula="of:=[.D23]-[.C23]" office:value-type="float" office:value="4" calcext:value-type="float">
            <text:p>4</text:p>
          </table:table-cell>
          <table:table-cell office:value-type="float" office:value="1.003976" calcext:value-type="float">
            <text:p>1.003976</text:p>
          </table:table-cell>
          <table:table-cell office:value-type="float" office:value="11.646" calcext:value-type="float">
            <text:p>11.646</text:p>
          </table:table-cell>
          <table:table-cell table:formula="of:=ROUND([.G23]*[.F23]*[.D23];6)" office:value-type="float" office:value="502.769093" calcext:value-type="float">
            <text:p>502.769093</text:p>
          </table:table-cell>
          <table:table-cell table:formula="of:=ROUND([.G23]*[.F23]*[.C23];6)" office:value-type="float" office:value="455.999875" calcext:value-type="float">
            <text:p>455.999875</text:p>
          </table:table-cell>
          <table:table-cell table:formula="of:=[.E23]*[.F23]*[.G23]" office:value-type="float" office:value="46.769217984" calcext:value-type="float">
            <text:p>46.769217984</text:p>
          </table:table-cell>
        </table:table-row>
        <table:table-row table:style-name="ro1">
          <table:table-cell office:value-type="date" office:date-value="2025-02-23" calcext:value-type="date">
            <text:p>2025-02-23</text:p>
          </table:table-cell>
          <table:table-cell office:value-type="float" office:value="193744" calcext:value-type="float">
            <text:p>193744</text:p>
          </table:table-cell>
          <table:table-cell office:value-type="float" office:value="44" calcext:value-type="float">
            <text:p>44</text:p>
          </table:table-cell>
          <table:table-cell table:formula="of:=[.B24]-[.B23]" office:value-type="float" office:value="48" calcext:value-type="float">
            <text:p>48</text:p>
          </table:table-cell>
          <table:table-cell table:formula="of:=[.D24]-[.C24]" office:value-type="float" office:value="4" calcext:value-type="float">
            <text:p>4</text:p>
          </table:table-cell>
          <table:table-cell office:value-type="float" office:value="0.99221" calcext:value-type="float">
            <text:p>0.99221</text:p>
          </table:table-cell>
          <table:table-cell office:value-type="float" office:value="11.659" calcext:value-type="float">
            <text:p>11.659</text:p>
          </table:table-cell>
          <table:table-cell table:formula="of:=ROUND([.G24]*[.F24]*[.D24];6)" office:value-type="float" office:value="555.272467" calcext:value-type="float">
            <text:p>555.272467</text:p>
          </table:table-cell>
          <table:table-cell table:formula="of:=ROUND([.G24]*[.F24]*[.C24];6)" office:value-type="float" office:value="508.999761" calcext:value-type="float">
            <text:p>508.999761</text:p>
          </table:table-cell>
          <table:table-cell table:formula="of:=[.E24]*[.F24]*[.G24]" office:value-type="float" office:value="46.27270556" calcext:value-type="float">
            <text:p>46.27270556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193785" calcext:value-type="float">
            <text:p>193785</text:p>
          </table:table-cell>
          <table:table-cell office:value-type="float" office:value="37" calcext:value-type="float">
            <text:p>37</text:p>
          </table:table-cell>
          <table:table-cell table:formula="of:=[.B25]-[.B24]" office:value-type="float" office:value="41" calcext:value-type="float">
            <text:p>41</text:p>
          </table:table-cell>
          <table:table-cell table:formula="of:=[.D25]-[.C25]" office:value-type="float" office:value="4" calcext:value-type="float">
            <text:p>4</text:p>
          </table:table-cell>
          <table:table-cell office:value-type="float" office:value="1.006412" calcext:value-type="float">
            <text:p>1.006412</text:p>
          </table:table-cell>
          <table:table-cell office:value-type="float" office:value="11.655" calcext:value-type="float">
            <text:p>11.655</text:p>
          </table:table-cell>
          <table:table-cell table:formula="of:=ROUND([.G25]*[.F25]*[.D25];6)" office:value-type="float" office:value="480.919006" calcext:value-type="float">
            <text:p>480.919006</text:p>
          </table:table-cell>
          <table:table-cell table:formula="of:=ROUND([.G25]*[.F25]*[.C25];6)" office:value-type="float" office:value="434.000079" calcext:value-type="float">
            <text:p>434.000079</text:p>
          </table:table-cell>
          <table:table-cell table:formula="of:=[.E25]*[.F25]*[.G25]" office:value-type="float" office:value="46.91892744" calcext:value-type="float">
            <text:p>46.91892744</text:p>
          </table:table-cell>
        </table:table-row>
        <table:table-row table:style-name="ro1">
          <table:table-cell office:value-type="date" office:date-value="2025-02-25" calcext:value-type="date">
            <text:p>2025-02-25</text:p>
          </table:table-cell>
          <table:table-cell office:value-type="float" office:value="193833" calcext:value-type="float">
            <text:p>193833</text:p>
          </table:table-cell>
          <table:table-cell office:value-type="float" office:value="44" calcext:value-type="float">
            <text:p>44</text:p>
          </table:table-cell>
          <table:table-cell table:formula="of:=[.B26]-[.B25]" office:value-type="float" office:value="48" calcext:value-type="float">
            <text:p>48</text:p>
          </table:table-cell>
          <table:table-cell table:formula="of:=[.D26]-[.C26]" office:value-type="float" office:value="4" calcext:value-type="float">
            <text:p>4</text:p>
          </table:table-cell>
          <table:table-cell office:value-type="float" office:value="0.992721" calcext:value-type="float">
            <text:p>0.992721</text:p>
          </table:table-cell>
          <table:table-cell office:value-type="float" office:value="11.653" calcext:value-type="float">
            <text:p>11.653</text:p>
          </table:table-cell>
          <table:table-cell table:formula="of:=ROUND([.G26]*[.F26]*[.D26];6)" office:value-type="float" office:value="555.272535" calcext:value-type="float">
            <text:p>555.272535</text:p>
          </table:table-cell>
          <table:table-cell table:formula="of:=ROUND([.G26]*[.F26]*[.C26];6)" office:value-type="float" office:value="508.999824" calcext:value-type="float">
            <text:p>508.999824</text:p>
          </table:table-cell>
          <table:table-cell table:formula="of:=[.E26]*[.F26]*[.G26]" office:value-type="float" office:value="46.272711252" calcext:value-type="float">
            <text:p>46.272711252</text:p>
          </table:table-cell>
        </table:table-row>
        <table:table-row table:style-name="ro1">
          <table:table-cell office:value-type="date" office:date-value="2025-02-26" calcext:value-type="date">
            <text:p>2025-02-26</text:p>
          </table:table-cell>
          <table:table-cell office:value-type="float" office:value="193879" calcext:value-type="float">
            <text:p>193879</text:p>
          </table:table-cell>
          <table:table-cell office:value-type="float" office:value="42" calcext:value-type="float">
            <text:p>42</text:p>
          </table:table-cell>
          <table:table-cell table:formula="of:=[.B27]-[.B26]" office:value-type="float" office:value="46" calcext:value-type="float">
            <text:p>46</text:p>
          </table:table-cell>
          <table:table-cell table:formula="of:=[.D27]-[.C27]" office:value-type="float" office:value="4" calcext:value-type="float">
            <text:p>4</text:p>
          </table:table-cell>
          <table:table-cell office:value-type="float" office:value="0.995385" calcext:value-type="float">
            <text:p>0.995385</text:p>
          </table:table-cell>
          <table:table-cell office:value-type="float" office:value="11.649" calcext:value-type="float">
            <text:p>11.649</text:p>
          </table:table-cell>
          <table:table-cell table:formula="of:=ROUND([.G27]*[.F27]*[.D27];6)" office:value-type="float" office:value="533.381034" calcext:value-type="float">
            <text:p>533.381034</text:p>
          </table:table-cell>
          <table:table-cell table:formula="of:=ROUND([.G27]*[.F27]*[.C27];6)" office:value-type="float" office:value="487.000074" calcext:value-type="float">
            <text:p>487.000074</text:p>
          </table:table-cell>
          <table:table-cell table:formula="of:=[.E27]*[.F27]*[.G27]" office:value-type="float" office:value="46.38095946" calcext:value-type="float">
            <text:p>46.38095946</text:p>
          </table:table-cell>
        </table:table-row>
        <table:table-row table:style-name="ro1">
          <table:table-cell office:value-type="date" office:date-value="2025-02-27" calcext:value-type="date">
            <text:p>2025-02-27</text:p>
          </table:table-cell>
          <table:table-cell office:value-type="float" office:value="193921" calcext:value-type="float">
            <text:p>193921</text:p>
          </table:table-cell>
          <table:table-cell office:value-type="float" office:value="38" calcext:value-type="float">
            <text:p>38</text:p>
          </table:table-cell>
          <table:table-cell table:formula="of:=[.B28]-[.B27]" office:value-type="float" office:value="42" calcext:value-type="float">
            <text:p>42</text:p>
          </table:table-cell>
          <table:table-cell table:formula="of:=[.D28]-[.C28]" office:value-type="float" office:value="4" calcext:value-type="float">
            <text:p>4</text:p>
          </table:table-cell>
          <table:table-cell office:value-type="float" office:value="0.998419" calcext:value-type="float">
            <text:p>0.998419</text:p>
          </table:table-cell>
          <table:table-cell office:value-type="float" office:value="11.65" calcext:value-type="float">
            <text:p>11.65</text:p>
          </table:table-cell>
          <table:table-cell table:formula="of:=ROUND([.G28]*[.F28]*[.D28];6)" office:value-type="float" office:value="488.526417" calcext:value-type="float">
            <text:p>488.526417</text:p>
          </table:table-cell>
          <table:table-cell table:formula="of:=ROUND([.G28]*[.F28]*[.C28];6)" office:value-type="float" office:value="442.000091" calcext:value-type="float">
            <text:p>442.000091</text:p>
          </table:table-cell>
          <table:table-cell table:formula="of:=[.E28]*[.F28]*[.G28]" office:value-type="float" office:value="46.5263254" calcext:value-type="float">
            <text:p>46.5263254</text:p>
          </table:table-cell>
        </table:table-row>
        <table:table-row table:style-name="ro1">
          <table:table-cell office:value-type="date" office:date-value="2025-02-28" calcext:value-type="date">
            <text:p>2025-02-28</text:p>
          </table:table-cell>
          <table:table-cell office:value-type="float" office:value="193968" calcext:value-type="float">
            <text:p>193968</text:p>
          </table:table-cell>
          <table:table-cell office:value-type="float" office:value="43" calcext:value-type="float">
            <text:p>43</text:p>
          </table:table-cell>
          <table:table-cell table:formula="of:=[.B29]-[.B28]" office:value-type="float" office:value="47" calcext:value-type="float">
            <text:p>47</text:p>
          </table:table-cell>
          <table:table-cell table:formula="of:=[.D29]-[.C29]" office:value-type="float" office:value="4" calcext:value-type="float">
            <text:p>4</text:p>
          </table:table-cell>
          <table:table-cell office:value-type="float" office:value="0.9922" calcext:value-type="float">
            <text:p>0.9922</text:p>
          </table:table-cell>
          <table:table-cell office:value-type="float" office:value="11.649" calcext:value-type="float">
            <text:p>11.649</text:p>
          </table:table-cell>
          <table:table-cell table:formula="of:=ROUND([.G29]*[.F29]*[.D29];6)" office:value-type="float" office:value="543.232477" calcext:value-type="float">
            <text:p>543.232477</text:p>
          </table:table-cell>
          <table:table-cell table:formula="of:=ROUND([.G29]*[.F29]*[.C29];6)" office:value-type="float" office:value="496.999925" calcext:value-type="float">
            <text:p>496.999925</text:p>
          </table:table-cell>
          <table:table-cell table:formula="of:=[.E29]*[.F29]*[.G29]" office:value-type="float" office:value="46.2325512" calcext:value-type="float">
            <text:p>46.2325512</text:p>
          </table:table-cell>
        </table:table-row>
        <table:table-row table:style-name="ro1">
          <table:table-cell office:value-type="date" office:date-value="2025-03-01" calcext:value-type="date">
            <text:p>2025-03-01</text:p>
          </table:table-cell>
          <table:table-cell office:value-type="float" office:value="194016" calcext:value-type="float">
            <text:p>194016</text:p>
          </table:table-cell>
          <table:table-cell office:value-type="float" office:value="43" calcext:value-type="float">
            <text:p>43</text:p>
          </table:table-cell>
          <table:table-cell table:formula="of:=[.B30]-[.B29]" office:value-type="float" office:value="48" calcext:value-type="float">
            <text:p>48</text:p>
          </table:table-cell>
          <table:table-cell table:formula="of:=[.D30]-[.C30]" office:value-type="float" office:value="5" calcext:value-type="float">
            <text:p>5</text:p>
          </table:table-cell>
          <table:table-cell office:value-type="float" office:value="1.011296" calcext:value-type="float">
            <text:p>1.011296</text:p>
          </table:table-cell>
          <table:table-cell office:value-type="float" office:value="11.659" calcext:value-type="float">
            <text:p>11.659</text:p>
          </table:table-cell>
          <table:table-cell table:formula="of:=ROUND([.G30]*[.F30]*[.D30];6)" office:value-type="float" office:value="565.953603" calcext:value-type="float">
            <text:p>565.953603</text:p>
          </table:table-cell>
          <table:table-cell table:formula="of:=ROUND([.G30]*[.F30]*[.C30];6)" office:value-type="float" office:value="507.000103" calcext:value-type="float">
            <text:p>507.000103</text:p>
          </table:table-cell>
          <table:table-cell table:formula="of:=[.E30]*[.F30]*[.G30]" office:value-type="float" office:value="58.95350032" calcext:value-type="float">
            <text:p>58.95350032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formula="of:=SUM([.H3:.H30])" office:value-type="float" office:value="14867.491794" calcext:value-type="float">
            <text:p>14867.491794</text:p>
          </table:table-cell>
          <table:table-cell table:formula="of:=SUM([.I3:.I30])" office:value-type="float" office:value="13542.999749" calcext:value-type="float">
            <text:p>13542.999749</text:p>
          </table:table-cell>
          <table:table-cell table:formula="of:=SUM([.J3:.J30])" office:value-type="float" office:value="1324.492042639" calcext:value-type="float">
            <text:p>1324.492042639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office:value-type="string" calcext:value-type="string">
            <text:p>diferencia</text:p>
          </table:table-cell>
          <table:table-cell table:formula="of:=[.H32]-[.I32]" office:value-type="float" office:value="1324.492045" calcext:value-type="float">
            <text:p>1324.4920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09:47:45.542579013</meta:creation-date>
    <dc:date>2025-03-14T14:42:54.855835317</dc:date>
    <meta:editing-duration>PT39M18S</meta:editing-duration>
    <meta:editing-cycles>2</meta:editing-cycles>
    <meta:generator>LibreOffice/24.8.5.2$Linux_X86_64 LibreOffice_project/27b361b745d0ea8f99bc93dfcb7a39098dfa5fff</meta:generator>
    <meta:document-statistic meta:table-count="1" meta:cell-count="297" meta:object-count="0"/>
  </office:meta>
</office:document-meta>
</file>